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FileProvider.Composite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ileProvider.findFile( final FileObject baseFile , final String uri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